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1.386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2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ystem to system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secs</text:p>
          </table:table-cell>
          <table:table-cell table:style-name="ce1"/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style-name="ce1" table:number-columns-repeated="9"/>
          <table:table-cell office:value-type="string" calcext:value-type="string">
            <text:p>when target star appear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table:formula="of:=[.E6]" office:value-type="float" office:value="9.26" calcext:value-type="float">
            <text:p>9.26</text:p>
          </table:table-cell>
          <table:table-cell table:style-name="ce1" table:formula="of:=[.F6]*60+[.G6]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9.26" calcext:value-type="float">
            <text:p>9.26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iltine</text:p>
          </table:table-cell>
          <table:table-cell table:style-name="ce1" office:value-type="string" calcext:value-type="string">
            <text:p>wur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7]" office:value-type="float" office:value="24.55" calcext:value-type="float">
            <text:p>24.55</text:p>
          </table:table-cell>
          <table:table-cell table:style-name="ce1" table:formula="of:=[.F7]*60+[.G7]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24.55" calcext:value-type="float">
            <text:p>24.5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eotiens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8]" office:value-type="float" office:value="27.02" calcext:value-type="float">
            <text:p>27.02</text:p>
          </table:table-cell>
          <table:table-cell table:style-name="ce1" table:formula="of:=[.F8]*60+[.G8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7.02" calcext:value-type="float">
            <text:p>27.0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lhs 10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9]" office:value-type="float" office:value="27.02" calcext:value-type="float">
            <text:p>27.02</text:p>
          </table:table-cell>
          <table:table-cell table:style-name="ce1" table:formula="of:=[.F9]*60+[.G9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7.02" calcext:value-type="float">
            <text:p>27.0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hapsugaibo</text:p>
          </table:table-cell>
          <table:table-cell table:style-name="ce1" office:value-type="string" calcext:value-type="string">
            <text:p>lhs 102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0]" office:value-type="float" office:value="30.2" calcext:value-type="float">
            <text:p>30.2</text:p>
          </table:table-cell>
          <table:table-cell table:style-name="ce1" table:formula="of:=[.F10]*60+[.G10]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30.2" calcext:value-type="float">
            <text:p>30.2</text:p>
          </table:table-cell>
          <table:table-cell table:style-name="ce1"/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otienses</text:p>
          </table:table-cell>
          <table:table-cell table:style-name="ce1" office:value-type="string" calcext:value-type="string">
            <text:p>wur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1]" office:value-type="float" office:value="40.57" calcext:value-type="float">
            <text:p>40.57</text:p>
          </table:table-cell>
          <table:table-cell table:style-name="ce1" table:formula="of:=[.F11]*60+[.G11]" office:value-type="float" office:value="150" calcext:value-type="float">
            <text:p>150</text:p>
          </table:table-cell>
          <table:table-cell table:style-name="ce1"/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uru</text:p>
          </table:table-cell>
          <table:table-cell table:style-name="ce1" office:value-type="string" calcext:value-type="string">
            <text:p>hip 2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2]" office:value-type="float" office:value="40.57" calcext:value-type="float">
            <text:p>40.57</text:p>
          </table:table-cell>
          <table:table-cell table:style-name="ce1" table:formula="of:=[.F12]*60+[.G12]" office:value-type="float" office:value="150" calcext:value-type="float">
            <text:p>150</text:p>
          </table:table-cell>
          <table:table-cell table:style-name="ce1"/>
          <table:table-cell table:style-name="ce1" office:value-type="float" office:value="40.57" calcext:value-type="float">
            <text:p>40.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wuru</text:p>
          </table:table-cell>
          <table:table-cell table:style-name="ce1" office:value-type="string" calcext:value-type="string">
            <text:p>hip 2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3]" office:value-type="float" office:value="48.61" calcext:value-type="float">
            <text:p>48.61</text:p>
          </table:table-cell>
          <table:table-cell table:style-name="ce1" table:formula="of:=[.F13]*60+[.G13]" office:value-type="float" office:value="194" calcext:value-type="float">
            <text:p>194</text:p>
          </table:table-cell>
          <table:table-cell table:style-name="ce1"/>
          <table:table-cell table:style-name="ce1" office:value-type="float" office:value="48.61" calcext:value-type="float">
            <text:p>48.6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ip 296</text:p>
          </table:table-cell>
          <table:table-cell table:style-name="ce1" office:value-type="string" calcext:value-type="string">
            <text:p>gilti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4]" office:value-type="float" office:value="90.82" calcext:value-type="float">
            <text:p>90.82</text:p>
          </table:table-cell>
          <table:table-cell table:style-name="ce1" table:formula="of:=[.F14]*60+[.G14]" office:value-type="float" office:value="194" calcext:value-type="float">
            <text:p>194</text:p>
          </table:table-cell>
          <table:table-cell table:style-name="ce1"/>
          <table:table-cell table:style-name="ce1" office:value-type="float" office:value="90.82" calcext:value-type="float">
            <text:p>90.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an qing</text:p>
          </table:table-cell>
          <table:table-cell table:style-name="ce1" office:value-type="string" calcext:value-type="string">
            <text:p>wuthielo ku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E15]" office:value-type="float" office:value="112.27" calcext:value-type="float">
            <text:p>112.27</text:p>
          </table:table-cell>
          <table:table-cell table:style-name="ce1" table:formula="of:=[.F15]*60+[.G15]" office:value-type="float" office:value="241" calcext:value-type="float">
            <text:p>241</text:p>
          </table:table-cell>
          <table:table-cell table:style-name="ce1"/>
          <table:table-cell table:style-name="ce1" office:value-type="float" office:value="112.27" calcext:value-type="float">
            <text:p>112.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uthielo ku</text:p>
          </table:table-cell>
          <table:table-cell table:style-name="ce1" office:value-type="string" calcext:value-type="string">
            <text:p>chapsagaibo</text:p>
          </table:table-cell>
          <table:table-cell/>
          <table:table-cell table:style-name="ce3" office:value-type="string" calcext:value-type="string">
            <text:p>these are replaced by hops calculation</text:p>
          </table:table-cell>
          <table:table-cell table:style-name="ce3"/>
        </table:table-row>
        <table:table-row table:style-name="ro1">
          <table:table-cell table:style-name="ce1"/>
          <table:table-cell table:style-name="ce1" table:formula="of:=[.E16]" office:value-type="float" office:value="0" calcext:value-type="float">
            <text:p>0</text:p>
          </table:table-cell>
          <table:table-cell table:style-name="ce1" table:formula="of:=[.F16]*60+[.G16]"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3" office:value-type="string" calcext:value-type="string">
            <text:p>hops are almost uniformly 13s</text:p>
          </table:table-cell>
          <table:table-cell table:style-name="ce3"/>
        </table:table-row>
        <table:table-row table:style-name="ro1">
          <table:table-cell table:style-name="ce1"/>
          <table:table-cell table:style-name="ce1" table:formula="of:=[.E17]" office:value-type="float" office:value="0" calcext:value-type="float">
            <text:p>0</text:p>
          </table:table-cell>
          <table:table-cell table:style-name="ce1" table:formula="of:=[.F17]*60+[.G17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18]" office:value-type="float" office:value="0" calcext:value-type="float">
            <text:p>0</text:p>
          </table:table-cell>
          <table:table-cell table:style-name="ce1" table:formula="of:=[.F18]*60+[.G18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19]" office:value-type="float" office:value="0" calcext:value-type="float">
            <text:p>0</text:p>
          </table:table-cell>
          <table:table-cell table:style-name="ce1" table:formula="of:=[.F19]*60+[.G19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0]" office:value-type="float" office:value="0" calcext:value-type="float">
            <text:p>0</text:p>
          </table:table-cell>
          <table:table-cell table:style-name="ce1" table:formula="of:=[.F20]*60+[.G20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1]" office:value-type="float" office:value="0" calcext:value-type="float">
            <text:p>0</text:p>
          </table:table-cell>
          <table:table-cell table:style-name="ce1" table:formula="of:=[.F21]*60+[.G21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1" table:formula="of:=[.E22]" office:value-type="float" office:value="0" calcext:value-type="float">
            <text:p>0</text:p>
          </table:table-cell>
          <table:table-cell table:style-name="ce1" table:formula="of:=[.F22]*60+[.G22]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3"/>
        </table:table-row>
        <table:table-row table:style-name="ro1">
          <table:table-cell table:style-name="ce1" table:number-columns-repeated="9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tar to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star first s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hen station first seen</text:p>
          </table:table-cell>
          <table:table-cell/>
          <table:table-cell office:value-type="string" calcext:value-type="string">
            <text:p>log ls</text:p>
          </table:table-cell>
        </table:table-row>
        <table:table-row table:style-name="ro1">
          <table:table-cell/>
          <table:table-cell table:formula="of:=[.E31]" office:value-type="float" office:value="7" calcext:value-type="float">
            <text:p>7</text:p>
          </table:table-cell>
          <table:table-cell table:formula="of:=[.F31]*60+[.G31]"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w piscis</text:p>
          </table:table-cell>
          <table:table-cell office:value-type="string" calcext:value-type="string">
            <text:p>ivins vision</text:p>
          </table:table-cell>
          <table:table-cell table:number-columns-repeated="2"/>
          <table:table-cell table:formula="of:=LOG([.E31])" office:value-type="float" office:value="0.845098040014257" calcext:value-type="float">
            <text:p>0.84509804</text:p>
          </table:table-cell>
        </table:table-row>
        <table:table-row table:style-name="ro1">
          <table:table-cell/>
          <table:table-cell table:formula="of:=[.E32]" office:value-type="float" office:value="15" calcext:value-type="float">
            <text:p>15</text:p>
          </table:table-cell>
          <table:table-cell table:formula="of:=[.F32]*60+[.G32]" office:value-type="float" office:value="61" calcext:value-type="float">
            <text:p>6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schuster hub</text:p>
          </table:table-cell>
          <table:table-cell table:number-columns-repeated="2"/>
          <table:table-cell table:formula="of:=LOG([.E32])" office:value-type="float" office:value="1.17609125905568" calcext:value-type="float">
            <text:p>1.1760912591</text:p>
          </table:table-cell>
        </table:table-row>
        <table:table-row table:style-name="ro1">
          <table:table-cell/>
          <table:table-cell table:formula="of:=[.E33]" office:value-type="float" office:value="15" calcext:value-type="float">
            <text:p>15</text:p>
          </table:table-cell>
          <table:table-cell table:formula="of:=[.F33]*60+[.G33]" office:value-type="float" office:value="72" calcext:value-type="float">
            <text:p>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schuster hub</text:p>
          </table:table-cell>
          <table:table-cell table:number-columns-repeated="2"/>
          <table:table-cell table:formula="of:=LOG([.E33])" office:value-type="float" office:value="1.17609125905568" calcext:value-type="float">
            <text:p>1.1760912591</text:p>
          </table:table-cell>
        </table:table-row>
        <table:table-row table:style-name="ro1">
          <table:table-cell/>
          <table:table-cell table:formula="of:=[.E34]" office:value-type="float" office:value="37" calcext:value-type="float">
            <text:p>37</text:p>
          </table:table-cell>
          <table:table-cell table:formula="of:=[.F34]*60+[.G34]" office:value-type="float" office:value="83" calcext:value-type="float">
            <text:p>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maclean terminal</text:p>
          </table:table-cell>
          <table:table-cell table:number-columns-repeated="2"/>
          <table:table-cell table:formula="of:=LOG([.E34])" office:value-type="float" office:value="1.56820172406699" calcext:value-type="float">
            <text:p>1.5682017241</text:p>
          </table:table-cell>
        </table:table-row>
        <table:table-row table:style-name="ro1">
          <table:table-cell/>
          <table:table-cell table:formula="of:=[.E35]" office:value-type="float" office:value="76" calcext:value-type="float">
            <text:p>76</text:p>
          </table:table-cell>
          <table:table-cell table:formula="of:=[.F35]*60+[.G35]" office:value-type="float" office:value="94" calcext:value-type="float">
            <text:p>9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otienes</text:p>
          </table:table-cell>
          <table:table-cell office:value-type="string" calcext:value-type="string">
            <text:p>adams market</text:p>
          </table:table-cell>
          <table:table-cell table:number-columns-repeated="2"/>
          <table:table-cell table:formula="of:=LOG([.E35])" office:value-type="float" office:value="1.88081359228079" calcext:value-type="float">
            <text:p>1.8808135923</text:p>
          </table:table-cell>
        </table:table-row>
        <table:table-row table:style-name="ro1">
          <table:table-cell/>
          <table:table-cell table:formula="of:=[.E36]" office:value-type="float" office:value="78" calcext:value-type="float">
            <text:p>78</text:p>
          </table:table-cell>
          <table:table-cell table:formula="of:=[.F36]*60+[.G36]" office:value-type="float" office:value="79" calcext:value-type="float">
            <text:p>7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ese 868</text:p>
          </table:table-cell>
          <table:table-cell office:value-type="string" calcext:value-type="string">
            <text:p>braun station</text:p>
          </table:table-cell>
          <table:table-cell table:number-columns-repeated="2"/>
          <table:table-cell table:formula="of:=LOG([.E36])" office:value-type="float" office:value="1.89209460269048" calcext:value-type="float">
            <text:p>1.8920946027</text:p>
          </table:table-cell>
        </table:table-row>
        <table:table-row table:style-name="ro1">
          <table:table-cell/>
          <table:table-cell table:formula="of:=[.E37]" office:value-type="float" office:value="223" calcext:value-type="float">
            <text:p>223</text:p>
          </table:table-cell>
          <table:table-cell table:formula="of:=[.F37]*60+[.G37]" office:value-type="float" office:value="79" calcext:value-type="float">
            <text:p>79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uthielo ku</text:p>
          </table:table-cell>
          <table:table-cell office:value-type="string" calcext:value-type="string">
            <text:p>mattingly gateway</text:p>
          </table:table-cell>
          <table:table-cell table:number-columns-repeated="2"/>
          <table:table-cell table:formula="of:=LOG([.E37])" office:value-type="float" office:value="2.34830486304816" calcext:value-type="float">
            <text:p>2.348304863</text:p>
          </table:table-cell>
        </table:table-row>
        <table:table-row table:style-name="ro1">
          <table:table-cell/>
          <table:table-cell table:formula="of:=[.E38]" office:value-type="float" office:value="237" calcext:value-type="float">
            <text:p>237</text:p>
          </table:table-cell>
          <table:table-cell table:formula="of:=[.F38]*60+[.G38]" office:value-type="float" office:value="99" calcext:value-type="float">
            <text:p>99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ss 209</text:p>
          </table:table-cell>
          <table:table-cell office:value-type="string" calcext:value-type="string">
            <text:p>janes terminal</text:p>
          </table:table-cell>
          <table:table-cell table:number-columns-repeated="2"/>
          <table:table-cell table:formula="of:=LOG([.E38])" office:value-type="float" office:value="2.3747483460101" calcext:value-type="float">
            <text:p>2.374748346</text:p>
          </table:table-cell>
        </table:table-row>
        <table:table-row table:style-name="ro1">
          <table:table-cell/>
          <table:table-cell table:formula="of:=[.E39]" office:value-type="float" office:value="540" calcext:value-type="float">
            <text:p>540</text:p>
          </table:table-cell>
          <table:table-cell table:formula="of:=[.F39]*60+[.G39]" office:value-type="float" office:value="105" calcext:value-type="float">
            <text:p>105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usonda</text:p>
          </table:table-cell>
          <table:table-cell office:value-type="string" calcext:value-type="string">
            <text:p>lee orbital</text:p>
          </table:table-cell>
          <table:table-cell table:number-columns-repeated="2"/>
          <table:table-cell table:formula="of:=LOG([.E39])" office:value-type="float" office:value="2.73239375982297" calcext:value-type="float">
            <text:p>2.7323937598</text:p>
          </table:table-cell>
        </table:table-row>
        <table:table-row table:style-name="ro1">
          <table:table-cell/>
          <table:table-cell table:formula="of:=[.E40]" office:value-type="float" office:value="896" calcext:value-type="float">
            <text:p>896</text:p>
          </table:table-cell>
          <table:table-cell table:formula="of:=[.F40]*60+[.G40]" office:value-type="float" office:value="138" calcext:value-type="float">
            <text:p>13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1 eridani</text:p>
          </table:table-cell>
          <table:table-cell office:value-type="string" calcext:value-type="string">
            <text:p>windt terminal</text:p>
          </table:table-cell>
          <table:table-cell table:number-columns-repeated="2"/>
          <table:table-cell table:formula="of:=LOG([.E40])" office:value-type="float" office:value="2.95230800966212" calcext:value-type="float">
            <text:p>2.9523080097</text:p>
          </table:table-cell>
        </table:table-row>
        <table:table-row table:style-name="ro1">
          <table:table-cell/>
          <table:table-cell table:formula="of:=[.E41]" office:value-type="float" office:value="1254" calcext:value-type="float">
            <text:p>1254</text:p>
          </table:table-cell>
          <table:table-cell table:formula="of:=[.F41]*60+[.G41]" office:value-type="float" office:value="142" calcext:value-type="float">
            <text:p>142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s 34</text:p>
          </table:table-cell>
          <table:table-cell office:value-type="string" calcext:value-type="string">
            <text:p>gorbatko enterprise</text:p>
          </table:table-cell>
          <table:table-cell table:number-columns-repeated="2"/>
          <table:table-cell table:formula="of:=LOG([.E41])" office:value-type="float" office:value="3.0982975364947" calcext:value-type="float">
            <text:p>3.0982975365</text:p>
          </table:table-cell>
        </table:table-row>
        <table:table-row table:style-name="ro1">
          <table:table-cell/>
          <table:table-cell table:formula="of:=[.E42]" office:value-type="float" office:value="1297" calcext:value-type="float">
            <text:p>1297</text:p>
          </table:table-cell>
          <table:table-cell table:formula="of:=[.F42]*60+[.G42]" office:value-type="float" office:value="137" calcext:value-type="float">
            <text:p>137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schlesinger city</text:p>
          </table:table-cell>
          <table:table-cell table:number-columns-repeated="2"/>
          <table:table-cell table:formula="of:=LOG([.E42])" office:value-type="float" office:value="3.11293997608408" calcext:value-type="float">
            <text:p>3.1129399761</text:p>
          </table:table-cell>
        </table:table-row>
        <table:table-row table:style-name="ro1">
          <table:table-cell/>
          <table:table-cell table:formula="of:=[.E43]" office:value-type="float" office:value="1297" calcext:value-type="float">
            <text:p>1297</text:p>
          </table:table-cell>
          <table:table-cell table:formula="of:=[.F43]*60+[.G43]" office:value-type="float" office:value="150" calcext:value-type="float">
            <text:p>150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schlesinger city</text:p>
          </table:table-cell>
          <table:table-cell table:number-columns-repeated="2"/>
          <table:table-cell table:formula="of:=LOG([.E43])" office:value-type="float" office:value="3.11293997608408" calcext:value-type="float">
            <text:p>3.1129399761</text:p>
          </table:table-cell>
        </table:table-row>
        <table:table-row table:style-name="ro1">
          <table:table-cell/>
          <table:table-cell table:formula="of:=[.E44]" office:value-type="float" office:value="1792" calcext:value-type="float">
            <text:p>1792</text:p>
          </table:table-cell>
          <table:table-cell table:formula="of:=[.F44]*60+[.G44]" office:value-type="float" office:value="162" calcext:value-type="float">
            <text:p>162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wang ring</text:p>
          </table:table-cell>
          <table:table-cell table:number-columns-repeated="2"/>
          <table:table-cell table:formula="of:=LOG([.E44])" office:value-type="float" office:value="3.25333800532611" calcext:value-type="float">
            <text:p>3.2533380053</text:p>
          </table:table-cell>
        </table:table-row>
        <table:table-row table:style-name="ro1">
          <table:table-cell/>
          <table:table-cell table:formula="of:=[.E45]" office:value-type="float" office:value="1792" calcext:value-type="float">
            <text:p>1792</text:p>
          </table:table-cell>
          <table:table-cell table:formula="of:=[.F45]*60+[.G45]" office:value-type="float" office:value="166" calcext:value-type="float">
            <text:p>166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wang ring</text:p>
          </table:table-cell>
          <table:table-cell table:number-columns-repeated="2"/>
          <table:table-cell table:formula="of:=LOG([.E45])" office:value-type="float" office:value="3.25333800532611" calcext:value-type="float">
            <text:p>3.2533380053</text:p>
          </table:table-cell>
        </table:table-row>
        <table:table-row table:style-name="ro1">
          <table:table-cell/>
          <table:table-cell table:formula="of:=[.E46]" office:value-type="float" office:value="24231" calcext:value-type="float">
            <text:p>24231</text:p>
          </table:table-cell>
          <table:table-cell table:formula="of:=[.F46]*60+[.G46]" office:value-type="float" office:value="420" calcext:value-type="float">
            <text:p>420</text:p>
          </table:table-cell>
          <table:table-cell/>
          <table:table-cell office:value-type="float" office:value="24231" calcext:value-type="float">
            <text:p>2423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hs 1020</text:p>
          </table:table-cell>
          <table:table-cell office:value-type="string" calcext:value-type="string">
            <text:p>corbuiser market</text:p>
          </table:table-cell>
          <table:table-cell table:number-columns-repeated="2"/>
          <table:table-cell table:formula="of:=LOG([.E46])" office:value-type="float" office:value="4.38437133760099" calcext:value-type="float">
            <text:p>4.3843713376</text:p>
          </table:table-cell>
        </table:table-row>
        <table:table-row table:style-name="ro1">
          <table:table-cell/>
          <table:table-cell table:formula="of:=[.E47]" office:value-type="float" office:value="43870" calcext:value-type="float">
            <text:p>43870</text:p>
          </table:table-cell>
          <table:table-cell table:formula="of:=[.F47]*60+[.G47]" office:value-type="float" office:value="481" calcext:value-type="float">
            <text:p>481</text:p>
          </table:table-cell>
          <table:table-cell/>
          <table:table-cell office:value-type="float" office:value="43870" calcext:value-type="float">
            <text:p>438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che</text:p>
          </table:table-cell>
          <table:table-cell office:value-type="string" calcext:value-type="string">
            <text:p>blaauw hub</text:p>
          </table:table-cell>
          <table:table-cell table:number-columns-repeated="2"/>
          <table:table-cell table:formula="of:=LOG([.E47])" office:value-type="float" office:value="4.64216763440495" calcext:value-type="float">
            <text:p>4.6421676344</text:p>
          </table:table-cell>
        </table:table-row>
        <table:table-row table:style-name="ro1">
          <table:table-cell/>
          <table:table-cell table:formula="of:=[.E48]" office:value-type="float" office:value="69920" calcext:value-type="float">
            <text:p>69920</text:p>
          </table:table-cell>
          <table:table-cell table:formula="of:=[.F48]*60+[.G48]" office:value-type="float" office:value="483" calcext:value-type="float">
            <text:p>483</text:p>
          </table:table-cell>
          <table:table-cell/>
          <table:table-cell office:value-type="float" office:value="69920" calcext:value-type="float">
            <text:p>699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2 aquilae</text:p>
          </table:table-cell>
          <table:table-cell office:value-type="string" calcext:value-type="string">
            <text:p>ride market</text:p>
          </table:table-cell>
          <table:table-cell table:number-columns-repeated="2"/>
          <table:table-cell table:formula="of:=LOG([.E48])" office:value-type="float" office:value="4.84460141962635" calcext:value-type="float">
            <text:p>4.8446014196</text:p>
          </table:table-cell>
        </table:table-row>
        <table:table-row table:style-name="ro1">
          <table:table-cell/>
          <table:table-cell table:formula="of:=[.E49]" office:value-type="float" office:value="110000" calcext:value-type="float">
            <text:p>110000</text:p>
          </table:table-cell>
          <table:table-cell table:formula="of:=[.F49]*60+[.G49]" office:value-type="float" office:value="654" calcext:value-type="float">
            <text:p>654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hs 3447</text:p>
          </table:table-cell>
          <table:table-cell office:value-type="string" calcext:value-type="string">
            <text:p>yaping enterprise</text:p>
          </table:table-cell>
          <table:table-cell table:number-columns-repeated="2"/>
          <table:table-cell table:formula="of:=LOG([.E49])" office:value-type="float" office:value="5.04139268515822" calcext:value-type="float">
            <text:p>5.0413926852</text:p>
          </table:table-cell>
        </table:table-row>
        <table:table-row table:style-name="ro1">
          <table:table-cell/>
          <table:table-cell table:formula="of:=[.E50]" office:value-type="float" office:value="170788" calcext:value-type="float">
            <text:p>170788</text:p>
          </table:table-cell>
          <table:table-cell table:formula="of:=[.F50]*60+[.G50]" office:value-type="float" office:value="806" calcext:value-type="float">
            <text:p>806</text:p>
          </table:table-cell>
          <table:table-cell/>
          <table:table-cell office:value-type="float" office:value="170788" calcext:value-type="float">
            <text:p>17078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d-17 6172</text:p>
          </table:table-cell>
          <table:table-cell office:value-type="string" calcext:value-type="string">
            <text:p>chun market</text:p>
          </table:table-cell>
          <table:table-cell table:number-columns-repeated="2"/>
          <table:table-cell table:formula="of:=LOG([.E50])" office:value-type="float" office:value="5.23245735278819" calcext:value-type="float">
            <text:p>5.2324573528</text:p>
          </table:table-cell>
        </table:table-row>
        <table:table-row table:style-name="ro1">
          <table:table-cell/>
          <table:table-cell table:formula="of:=[.E51]" office:value-type="float" office:value="221000" calcext:value-type="float">
            <text:p>221000</text:p>
          </table:table-cell>
          <table:table-cell table:formula="of:=[.F51]*60+[.G51]" office:value-type="float" office:value="801" calcext:value-type="float">
            <text:p>801</text:p>
          </table:table-cell>
          <table:table-cell/>
          <table:table-cell office:value-type="float" office:value="221000" calcext:value-type="float">
            <text:p>2210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iltine</text:p>
          </table:table-cell>
          <table:table-cell office:value-type="string" calcext:value-type="string">
            <text:p>wolszczan orbital</text:p>
          </table:table-cell>
          <table:table-cell table:number-columns-repeated="2"/>
          <table:table-cell table:formula="of:=LOG([.E51])" office:value-type="float" office:value="5.34439227368511" calcext:value-type="float">
            <text:p>5.344392273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enter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station first se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5]*60+[.G55]) &gt; 0 ;[.F55]*60+[.G55];&quot;&quot;)"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6]*60+[.G56]) &gt; 0 ;[.F56]*60+[.G56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“docking bay #” indicator dis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57]*60+[.G57]) &gt; 0 ;[.F57]*60+[.G57];&quot;&quot;)" office:value-type="float" office:value="76" calcext:value-type="float">
            <text:p>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58]*60+[.G58]) &gt; 0 ;[.F58]*60+[.G58];&quot;&quot;)"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59]*60+[.G59]) &gt; 0 ;[.F59]*60+[.G59];&quot;&quot;)"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0]*60+[.G60]) &gt; 0 ;[.F60]*60+[.G60];&quot;&quot;)"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1]*60+[.G61]) &gt; 0 ;[.F61]*60+[.G61];&quot;&quot;)"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2]*60+[.G62]) &gt; 0 ;[.F62]*60+[.G62];&quot;&quot;)"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3]*60+[.G63]) &gt; 0 ;[.F63]*60+[.G63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4]*60+[.G64]) &gt; 0 ;[.F64]*60+[.G64];&quot;&quot;)"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65]*60+[.G65]) &gt; 0 ;[.F65]*60+[.G65];&quot;&quot;)">
            <text:p/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66]*60+[.G66]) &gt; 0 ;[.F66]*60+[.G6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55:.C66])" office:value-type="float" office:value="69.1" calcext:value-type="float">
            <text:p>69.1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do station business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“docking bay #” indicator dis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2]*60+[.G72]) &gt; 0 ;[.F72]*60+[.G72];&quot;&quot;)"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3]*60+[.G73]) &gt; 0 ;[.F73]*60+[.G73];&quot;&quot;)"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“leave station” indicator 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74]*60+[.G74]) &gt; 0 ;[.F74]*60+[.G74];&quot;&quot;)"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5]*60+[.G75]) &gt; 0 ;[.F75]*60+[.G75];&quot;&quot;)"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6]*60+[.G76]) &gt; 0 ;[.F76]*60+[.G76];&quot;&quot;)" office:value-type="float" office:value="60" calcext:value-type="float">
            <text:p>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IF(([.F77]*60+[.G77]) &gt; 0 ;[.F77]*60+[.G77];&quot;&quot;)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78]*60+[.G87]) &gt; 0 ;[.F78]*60+[.G87];&quot;&quot;)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79]*60+[.G86]) &gt; 0 ;[.F79]*60+[.G86];&quot;&quot;)"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IF(([.F80]*60+[.G80]) &gt; 0 ;[.F80]*60+[.G80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72:.C80])" office:value-type="float" office:value="49.625" calcext:value-type="float">
            <text:p>49.62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leave stati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“leave station” indicator appea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6]*60+[.G86]) &gt; 0 ;[.F86]*60+[.G86];&quot;&quot;)" office:value-type="float" office:value="54" calcext:value-type="float">
            <text:p>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7]*60+[.G87]) &gt; 0 ;[.F87]*60+[.G87];&quot;&quot;)" office:value-type="float" office:value="56" calcext:value-type="float">
            <text:p>5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88]*60+[.G88]) &gt; 0 ;[.F88]*60+[.G88];&quot;&quot;)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89]*60+[.G89]) &gt; 0 ;[.F89]*60+[.G89];&quot;&quot;)"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0]*60+[.G90]) &gt; 0 ;[.F90]*60+[.G90];&quot;&quot;)" office:value-type="float" office:value="47" calcext:value-type="float">
            <text:p>4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1]*60+[.G91]) &gt; 0 ;[.F91]*60+[.G91];&quot;&quot;)"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2]*60+[.G92]) &gt; 0 ;[.F92]*60+[.G92];&quot;&quot;)"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3]*60+[.G93]) &gt; 0 ;[.F93]*60+[.G93];&quot;&quot;)" office:value-type="float" office:value="48" calcext:value-type="float">
            <text:p>4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4]*60+[.G94]) &gt; 0 ;[.F94]*60+[.G94];&quot;&quot;)"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5]*60+[.G95]) &gt; 0 ;[.F95]*60+[.G95];&quot;&quot;)" office:value-type="float" office:value="53" calcext:value-type="float">
            <text:p>5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96]*60+[.G96]) &gt; 0 ;[.F96]*60+[.G96];&quot;&quot;)">
            <text:p/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86:.C96])" office:value-type="float" office:value="54.7" calcext:value-type="float">
            <text:p>54.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to recharge and jump agai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2"/>
          <table:table-cell office:value-type="string" calcext:value-type="string">
            <text:p>when star first se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1]*60+[.G101]) &gt; 0 ;[.F101]*60+[.G101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2]*60+[.G102]) &gt; 0 ;[.F102]*60+[.G102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when FSD countdown has ended and FSD has flashed into full hyperspa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([.F103]*60+[.G103]) &gt; 0 ;[.F103]*60+[.G103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4]*60+[.G104]) &gt; 0 ;[.F104]*60+[.G104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5]*60+[.G105]) &gt; 0 ;[.F105]*60+[.G105];&quot;&quot;)"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6]*60+[.G106]) &gt; 0 ;[.F106]*60+[.G106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7]*60+[.G107]) &gt; 0 ;[.F107]*60+[.G107];&quot;&quot;)" office:value-type="float" office:value="31" calcext:value-type="float">
            <text:p>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8]*60+[.G108]) &gt; 0 ;[.F108]*60+[.G108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09]*60+[.G109]) &gt; 0 ;[.F109]*60+[.G109];&quot;&quot;)" office:value-type="float" office:value="32" calcext:value-type="float">
            <text:p>3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0]*60+[.G110]) &gt; 0 ;[.F110]*60+[.G110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1]*60+[.G111]) &gt; 0 ;[.F111]*60+[.G111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2]*60+[.G112]) &gt; 0 ;[.F112]*60+[.G112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3]*60+[.G113]) &gt; 0 ;[.F113]*60+[.G113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4]*60+[.G114]) &gt; 0 ;[.F114]*60+[.G114];&quot;&quot;)"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5]*60+[.G115]) &gt; 0 ;[.F115]*60+[.G115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6]*60+[.G116]) &gt; 0 ;[.F116]*60+[.G116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7]*60+[.G117]) &gt; 0 ;[.F117]*60+[.G117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8]*60+[.G118]) &gt; 0 ;[.F118]*60+[.G118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19]*60+[.G119]) &gt; 0 ;[.F119]*60+[.G119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0]*60+[.G120]) &gt; 0 ;[.F120]*60+[.G120];&quot;&quot;)" office:value-type="float" office:value="33" calcext:value-type="float">
            <text:p>3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1]*60+[.G121]) &gt; 0 ;[.F121]*60+[.G121];&quot;&quot;)"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2]*60+[.G122]) &gt; 0 ;[.F122]*60+[.G122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([.F123]*60+[.G123]) &gt; 0 ;[.F123]*60+[.G123];&quot;&quot;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01:.C116])" office:value-type="float" office:value="31.4375" calcext:value-type="float">
            <text:p>31.437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1 hop trips are anomalous so let's just max(1,whatever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2"/>
          <table:table-cell office:value-type="string" calcext:value-type="string">
            <text:p>T7 A f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6.53" calcext:value-type="float">
            <text:p>16.53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F133]/[.E133]" office:value-type="float" office:value="0.107991360691145" calcext:value-type="float">
            <text:p>0.1079913607</text:p>
          </table:table-cell>
          <table:table-cell table:formula="of:=[.C133]/[.G133]" office:value-type="float" office:value="0.00653305267339048" calcext:value-type="float">
            <text:p>0.0065330527</text:p>
          </table:table-cell>
          <table:table-cell office:value-type="float" office:value="9.26" calcext:value-type="float">
            <text:p>9.26</text:p>
          </table:table-cell>
          <table:table-cell office:value-type="float" office:value="1" calcext:value-type="float">
            <text:p>1</text:p>
          </table:table-cell>
          <table:table-cell table:formula="of:=[.G132]" office:value-type="float" office:value="16.53" calcext:value-type="float">
            <text:p>16.53</text:p>
          </table:table-cell>
          <table:table-cell office:value-type="string" calcext:value-type="string">
            <text:p>giltine</text:p>
          </table:table-cell>
          <table:table-cell office:value-type="string" calcext:value-type="string">
            <text:p>wuru</text:p>
          </table:table-cell>
          <table:table-cell table:number-columns-repeated="2"/>
          <table:table-cell table:formula="of:=1.464/[.G133]*[.E133]" office:value-type="float" office:value="0.820123411978221" calcext:value-type="float">
            <text:p>0.820123412</text:p>
          </table:table-cell>
        </table:table-row>
        <table:table-row table:style-name="ro1">
          <table:table-cell table:number-columns-repeated="2"/>
          <table:table-cell table:formula="of:=[.F134]/[.E134]" office:value-type="float" office:value="0.0893655049151028" calcext:value-type="float">
            <text:p>0.0893655049</text:p>
          </table:table-cell>
          <table:table-cell table:formula="of:=[.C134]/[.G134]" office:value-type="float" office:value="0.00540626164035709" calcext:value-type="float">
            <text:p>0.0054062616</text:p>
          </table:table-cell>
          <table:table-cell office:value-type="float" office:value="11.19" calcext:value-type="float">
            <text:p>11.19</text:p>
          </table:table-cell>
          <table:table-cell office:value-type="float" office:value="1" calcext:value-type="float">
            <text:p>1</text:p>
          </table:table-cell>
          <table:table-cell table:formula="of:=[.G133]" office:value-type="float" office:value="16.53" calcext:value-type="float">
            <text:p>16.53</text:p>
          </table:table-cell>
          <table:table-cell office:value-type="string" calcext:value-type="string">
            <text:p>tenche</text:p>
          </table:table-cell>
          <table:table-cell office:value-type="string" calcext:value-type="string">
            <text:p>lusonda</text:p>
          </table:table-cell>
          <table:table-cell table:number-columns-repeated="2"/>
          <table:table-cell table:formula="of:=1.464/[.G134]*[.E134]" office:value-type="float" office:value="0.991056261343013" calcext:value-type="float">
            <text:p>0.9910562613</text:p>
          </table:table-cell>
        </table:table-row>
        <table:table-row table:style-name="ro1">
          <table:table-cell table:number-columns-repeated="3"/>
          <table:table-cell table:formula="of:=[.C135]/[.G135]" office:value-type="float" office:value="0" calcext:value-type="float">
            <text:p>0</text:p>
          </table:table-cell>
          <table:table-cell table:number-columns-repeated="2"/>
          <table:table-cell table:formula="of:=[.G134]" office:value-type="float" office:value="16.53" calcext:value-type="float">
            <text:p>16.53</text:p>
          </table:table-cell>
          <table:table-cell table:number-columns-repeated="4"/>
          <table:table-cell table:formula="of:=1.464/[.G135]*[.E1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36]/[.E136]" office:value-type="float" office:value="0.0814663951120163" calcext:value-type="float">
            <text:p>0.0814663951</text:p>
          </table:table-cell>
          <table:table-cell table:formula="of:=[.C136]/[.G136]" office:value-type="float" office:value="0.00492839655850068" calcext:value-type="float">
            <text:p>0.0049283966</text:p>
          </table:table-cell>
          <table:table-cell office:value-type="float" office:value="24.55" calcext:value-type="float">
            <text:p>24.55</text:p>
          </table:table-cell>
          <table:table-cell office:value-type="float" office:value="2" calcext:value-type="float">
            <text:p>2</text:p>
          </table:table-cell>
          <table:table-cell table:formula="of:=[.G135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eotienses</text:p>
          </table:table-cell>
          <table:table-cell table:number-columns-repeated="2"/>
          <table:table-cell table:formula="of:=1.464/[.G136]*[.E136]" office:value-type="float" office:value="2.17430127041742" calcext:value-type="float">
            <text:p>2.1743012704</text:p>
          </table:table-cell>
        </table:table-row>
        <table:table-row table:style-name="ro1">
          <table:table-cell table:number-columns-repeated="2"/>
          <table:table-cell table:formula="of:=[.F137]/[.E137]" office:value-type="float" office:value="0.074019245003701" calcext:value-type="float">
            <text:p>0.074019245</text:p>
          </table:table-cell>
          <table:table-cell table:formula="of:=[.C137]/[.G137]" office:value-type="float" office:value="0.00447787326096195" calcext:value-type="float">
            <text:p>0.0044778733</text:p>
          </table:table-cell>
          <table:table-cell office:value-type="float" office:value="27.02" calcext:value-type="float">
            <text:p>27.02</text:p>
          </table:table-cell>
          <table:table-cell office:value-type="float" office:value="2" calcext:value-type="float">
            <text:p>2</text:p>
          </table:table-cell>
          <table:table-cell table:formula="of:=[.G136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lhs 1020</text:p>
          </table:table-cell>
          <table:table-cell table:number-columns-repeated="2"/>
          <table:table-cell table:formula="of:=1.464/[.G137]*[.E137]" office:value-type="float" office:value="2.39305989110708" calcext:value-type="float">
            <text:p>2.3930598911</text:p>
          </table:table-cell>
        </table:table-row>
        <table:table-row table:style-name="ro1">
          <table:table-cell table:number-columns-repeated="2"/>
          <table:table-cell table:formula="of:=[.F138]/[.E138]" office:value-type="float" office:value="0.074019245003701" calcext:value-type="float">
            <text:p>0.074019245</text:p>
          </table:table-cell>
          <table:table-cell table:formula="of:=[.C138]/[.G138]" office:value-type="float" office:value="0.00447787326096195" calcext:value-type="float">
            <text:p>0.0044778733</text:p>
          </table:table-cell>
          <table:table-cell office:value-type="float" office:value="27.02" calcext:value-type="float">
            <text:p>27.02</text:p>
          </table:table-cell>
          <table:table-cell office:value-type="float" office:value="2" calcext:value-type="float">
            <text:p>2</text:p>
          </table:table-cell>
          <table:table-cell table:formula="of:=[.G137]" office:value-type="float" office:value="16.53" calcext:value-type="float">
            <text:p>16.53</text:p>
          </table:table-cell>
          <table:table-cell office:value-type="string" calcext:value-type="string">
            <text:p>chapsugaibo</text:p>
          </table:table-cell>
          <table:table-cell office:value-type="string" calcext:value-type="string">
            <text:p>lhs 1020</text:p>
          </table:table-cell>
          <table:table-cell table:number-columns-repeated="2"/>
          <table:table-cell table:formula="of:=1.464/[.G138]*[.E138]" office:value-type="float" office:value="2.39305989110708" calcext:value-type="float">
            <text:p>2.3930598911</text:p>
          </table:table-cell>
        </table:table-row>
        <table:table-row table:style-name="ro1">
          <table:table-cell table:number-columns-repeated="2"/>
          <table:table-cell table:formula="of:=[.F139]/[.E139]" office:value-type="float" office:value="0.0928074245939675" calcext:value-type="float">
            <text:p>0.0928074246</text:p>
          </table:table-cell>
          <table:table-cell table:formula="of:=[.C139]/[.G139]" office:value-type="float" office:value="0.00561448424645901" calcext:value-type="float">
            <text:p>0.0056144842</text:p>
          </table:table-cell>
          <table:table-cell office:value-type="float" office:value="21.55" calcext:value-type="float">
            <text:p>21.55</text:p>
          </table:table-cell>
          <table:table-cell office:value-type="float" office:value="2" calcext:value-type="float">
            <text:p>2</text:p>
          </table:table-cell>
          <table:table-cell table:formula="of:=[.G138]" office:value-type="float" office:value="16.53" calcext:value-type="float">
            <text:p>16.53</text:p>
          </table:table-cell>
          <table:table-cell office:value-type="string" calcext:value-type="string">
            <text:p>ross 209</text:p>
          </table:table-cell>
          <table:table-cell office:value-type="string" calcext:value-type="string">
            <text:p>tenche</text:p>
          </table:table-cell>
          <table:table-cell table:number-columns-repeated="2"/>
          <table:table-cell table:formula="of:=1.464/[.G139]*[.E139]" office:value-type="float" office:value="1.90860254083485" calcext:value-type="float">
            <text:p>1.9086025408</text:p>
          </table:table-cell>
        </table:table-row>
        <table:table-row table:style-name="ro1">
          <table:table-cell table:number-columns-repeated="2"/>
          <table:table-cell table:formula="of:=[.F140]/[.E140]" office:value-type="float" office:value="0.0907441016333938" calcext:value-type="float">
            <text:p>0.0907441016</text:p>
          </table:table-cell>
          <table:table-cell table:formula="of:=[.C140]/[.G140]" office:value-type="float" office:value="0.00548966132083447" calcext:value-type="float">
            <text:p>0.0054896613</text:p>
          </table:table-cell>
          <table:table-cell office:value-type="float" office:value="33.06" calcext:value-type="float">
            <text:p>33.06</text:p>
          </table:table-cell>
          <table:table-cell office:value-type="float" office:value="3" calcext:value-type="float">
            <text:p>3</text:p>
          </table:table-cell>
          <table:table-cell table:formula="of:=[.G139]" office:value-type="float" office:value="16.53" calcext:value-type="float">
            <text:p>16.53</text:p>
          </table:table-cell>
          <table:table-cell office:value-type="string" calcext:value-type="string">
            <text:p>ww piscis</text:p>
          </table:table-cell>
          <table:table-cell office:value-type="string" calcext:value-type="string">
            <text:p>gliese 868</text:p>
          </table:table-cell>
          <table:table-cell table:number-columns-repeated="2"/>
          <table:table-cell table:formula="of:=1.464/[.G140]*[.E140]" office:value-type="float" office:value="2.928" calcext:value-type="float">
            <text:p>2.928</text:p>
          </table:table-cell>
        </table:table-row>
        <table:table-row table:style-name="ro1">
          <table:table-cell table:number-columns-repeated="2"/>
          <table:table-cell table:formula="of:=[.F141]/[.E141]" office:value-type="float" office:value="0.0811688311688312" calcext:value-type="float">
            <text:p>0.0811688312</text:p>
          </table:table-cell>
          <table:table-cell table:formula="of:=[.C141]/[.G141]" office:value-type="float" office:value="0.00491039511003213" calcext:value-type="float">
            <text:p>0.0049103951</text:p>
          </table:table-cell>
          <table:table-cell office:value-type="float" office:value="36.96" calcext:value-type="float">
            <text:p>36.96</text:p>
          </table:table-cell>
          <table:table-cell office:value-type="float" office:value="3" calcext:value-type="float">
            <text:p>3</text:p>
          </table:table-cell>
          <table:table-cell table:formula="of:=[.G140]" office:value-type="float" office:value="16.53" calcext:value-type="float">
            <text:p>16.5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q1 eridani</text:p>
          </table:table-cell>
          <table:table-cell table:number-columns-repeated="2"/>
          <table:table-cell table:formula="of:=1.464/[.G141]*[.E141]" office:value-type="float" office:value="3.27340834845735" calcext:value-type="float">
            <text:p>3.2734083485</text:p>
          </table:table-cell>
        </table:table-row>
        <table:table-row table:style-name="ro1">
          <table:table-cell table:number-columns-repeated="2"/>
          <table:table-cell table:formula="of:=[.F142]/[.E142]" office:value-type="float" office:value="0.0750750750750751" calcext:value-type="float">
            <text:p>0.0750750751</text:p>
          </table:table-cell>
          <table:table-cell table:formula="of:=[.C142]/[.G142]" office:value-type="float" office:value="0.00454174682849819" calcext:value-type="float">
            <text:p>0.0045417468</text:p>
          </table:table-cell>
          <table:table-cell office:value-type="float" office:value="39.96" calcext:value-type="float">
            <text:p>39.96</text:p>
          </table:table-cell>
          <table:table-cell office:value-type="float" office:value="3" calcext:value-type="float">
            <text:p>3</text:p>
          </table:table-cell>
          <table:table-cell table:formula="of:=[.G141]" office:value-type="float" office:value="16.53" calcext:value-type="float">
            <text:p>16.53</text:p>
          </table:table-cell>
          <table:table-cell office:value-type="string" calcext:value-type="string">
            <text:p>q1 eridani</text:p>
          </table:table-cell>
          <table:table-cell office:value-type="string" calcext:value-type="string">
            <text:p>gliese 868</text:p>
          </table:table-cell>
          <table:table-cell table:number-columns-repeated="2"/>
          <table:table-cell table:formula="of:=1.464/[.G142]*[.E142]" office:value-type="float" office:value="3.53910707803993" calcext:value-type="float">
            <text:p>3.539107078</text:p>
          </table:table-cell>
        </table:table-row>
        <table:table-row table:style-name="ro1">
          <table:table-cell table:number-columns-repeated="2"/>
          <table:table-cell table:formula="of:=[.F143]/[.E143]" office:value-type="float" office:value="0.0842696629213483" calcext:value-type="float">
            <text:p>0.0842696629</text:p>
          </table:table-cell>
          <table:table-cell table:formula="of:=[.C143]/[.G143]" office:value-type="float" office:value="0.00509798323783111" calcext:value-type="float">
            <text:p>0.0050979832</text:p>
          </table:table-cell>
          <table:table-cell office:value-type="float" office:value="35.6" calcext:value-type="float">
            <text:p>35.6</text:p>
          </table:table-cell>
          <table:table-cell office:value-type="float" office:value="3" calcext:value-type="float">
            <text:p>3</text:p>
          </table:table-cell>
          <table:table-cell table:formula="of:=[.G142]" office:value-type="float" office:value="16.53" calcext:value-type="float">
            <text:p>16.53</text:p>
          </table:table-cell>
          <table:table-cell office:value-type="string" calcext:value-type="string">
            <text:p>gliese 868</text:p>
          </table:table-cell>
          <table:table-cell office:value-type="string" calcext:value-type="string">
            <text:p>fs 34</text:p>
          </table:table-cell>
          <table:table-cell table:number-columns-repeated="2"/>
          <table:table-cell table:formula="of:=1.464/[.G143]*[.E143]" office:value-type="float" office:value="3.15295825771325" calcext:value-type="float">
            <text:p>3.1529582577</text:p>
          </table:table-cell>
        </table:table-row>
        <table:table-row table:style-name="ro1">
          <table:table-cell table:number-columns-repeated="2"/>
          <table:table-cell table:formula="of:=[.F144]/[.E144]" office:value-type="float" office:value="0.0985950209514419" calcext:value-type="float">
            <text:p>0.098595021</text:p>
          </table:table-cell>
          <table:table-cell table:formula="of:=[.C144]/[.G144]" office:value-type="float" office:value="0.00596461106784283" calcext:value-type="float">
            <text:p>0.0059646111</text:p>
          </table:table-cell>
          <table:table-cell office:value-type="float" office:value="40.57" calcext:value-type="float">
            <text:p>40.57</text:p>
          </table:table-cell>
          <table:table-cell office:value-type="float" office:value="4" calcext:value-type="float">
            <text:p>4</text:p>
          </table:table-cell>
          <table:table-cell table:formula="of:=[.G143]" office:value-type="float" office:value="16.53" calcext:value-type="float">
            <text:p>16.53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hip 296</text:p>
          </table:table-cell>
          <table:table-cell table:number-columns-repeated="2"/>
          <table:table-cell table:formula="of:=1.464/[.G144]*[.E144]" office:value-type="float" office:value="3.59313248638838" calcext:value-type="float">
            <text:p>3.5931324864</text:p>
          </table:table-cell>
        </table:table-row>
        <table:table-row table:style-name="ro1">
          <table:table-cell table:number-columns-repeated="2"/>
          <table:table-cell table:formula="of:=[.F145]/[.E145]" office:value-type="float" office:value="0.0985950209514419" calcext:value-type="float">
            <text:p>0.098595021</text:p>
          </table:table-cell>
          <table:table-cell table:formula="of:=[.C145]/[.G145]" office:value-type="float" office:value="0.00596461106784283" calcext:value-type="float">
            <text:p>0.0059646111</text:p>
          </table:table-cell>
          <table:table-cell office:value-type="float" office:value="40.57" calcext:value-type="float">
            <text:p>40.57</text:p>
          </table:table-cell>
          <table:table-cell office:value-type="float" office:value="4" calcext:value-type="float">
            <text:p>4</text:p>
          </table:table-cell>
          <table:table-cell table:formula="of:=[.G144]" office:value-type="float" office:value="16.53" calcext:value-type="float">
            <text:p>16.53</text:p>
          </table:table-cell>
          <table:table-cell office:value-type="string" calcext:value-type="string">
            <text:p>wuru</text:p>
          </table:table-cell>
          <table:table-cell office:value-type="string" calcext:value-type="string">
            <text:p>hip 296</text:p>
          </table:table-cell>
          <table:table-cell table:formula="of:=1.464/[.G145]" office:value-type="float" office:value="0.0885662431941924" calcext:value-type="float">
            <text:p>0.0885662432</text:p>
          </table:table-cell>
          <table:table-cell/>
          <table:table-cell table:formula="of:=1.464/[.G145]*[.E145]" office:value-type="float" office:value="3.59313248638838" calcext:value-type="float">
            <text:p>3.5931324864</text:p>
          </table:table-cell>
        </table:table-row>
        <table:table-row table:style-name="ro1">
          <table:table-cell table:number-columns-repeated="2"/>
          <table:table-cell table:formula="of:=[.F146]/[.E146]" office:value-type="float" office:value="0.123431392717548" calcext:value-type="float">
            <text:p>0.1234313927</text:p>
          </table:table-cell>
          <table:table-cell table:formula="of:=[.C146]/[.G146]" office:value-type="float" office:value="0.00746711389700834" calcext:value-type="float">
            <text:p>0.0074671139</text:p>
          </table:table-cell>
          <table:table-cell office:value-type="float" office:value="48.61" calcext:value-type="float">
            <text:p>48.61</text:p>
          </table:table-cell>
          <table:table-cell office:value-type="float" office:value="6" calcext:value-type="float">
            <text:p>6</text:p>
          </table:table-cell>
          <table:table-cell table:formula="of:=[.G145]" office:value-type="float" office:value="16.53" calcext:value-type="float">
            <text:p>16.53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giltine</text:p>
          </table:table-cell>
          <table:table-cell table:number-columns-repeated="2"/>
          <table:table-cell table:formula="of:=1.464/[.G146]*[.E146]" office:value-type="float" office:value="4.30520508166969" calcext:value-type="float">
            <text:p>4.3052050817</text:p>
          </table:table-cell>
        </table:table-row>
        <table:table-row table:style-name="ro1">
          <table:table-cell table:number-columns-repeated="6"/>
          <table:table-cell table:formula="of:=[.G146]" office:value-type="float" office:value="16.53" calcext:value-type="float">
            <text:p>16.53</text:p>
          </table:table-cell>
          <table:table-cell table:number-columns-repeated="4"/>
          <table:table-cell table:formula="of:=1.464/[.G147]*[.E14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36:.C146])" office:value-type="float" office:value="0.0885628559211333" calcext:value-type="float">
            <text:p>0.0885628559</text:p>
          </table:table-cell>
          <table:table-cell table:formula="of:=[.C148]/[.G148]" office:value-type="float" office:value="0.00535770453243395" calcext:value-type="float">
            <text:p>0.0053577045</text:p>
          </table:table-cell>
          <table:table-cell table:number-columns-repeated="2"/>
          <table:table-cell table:formula="of:=[.G147]" office:value-type="float" office:value="16.53" calcext:value-type="float">
            <text:p>16.53</text:p>
          </table:table-cell>
          <table:table-cell table:number-columns-repeated="4"/>
          <table:table-cell table:formula="of:=1.464/[.G148]*[.E148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49]*[.E14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50]*[.E15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2"/>
          <table:table-cell office:value-type="string" calcext:value-type="string">
            <text:p>T7 A empty</text:p>
          </table:table-cell>
          <table:table-cell table:formula="of:=1.464/[.G151]*[.E15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1.464/[.G152]*[.E15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  <table:table-cell office:value-type="float" office:value="23.28" calcext:value-type="float">
            <text:p>23.28</text:p>
          </table:table-cell>
          <table:table-cell table:number-columns-repeated="4"/>
          <table:table-cell table:formula="of:=1.464/[.G153]*[.E1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54]/[.E154]" office:value-type="float" office:value="0.143061516452074" calcext:value-type="float">
            <text:p>0.1430615165</text:p>
          </table:table-cell>
          <table:table-cell table:formula="of:=[.C154]/[.G154]" office:value-type="float" office:value="0.00614525414313034" calcext:value-type="float">
            <text:p>0.0061452541</text:p>
          </table:table-cell>
          <table:table-cell office:value-type="float" office:value="6.99" calcext:value-type="float">
            <text:p>6.99</text:p>
          </table:table-cell>
          <table:table-cell office:value-type="float" office:value="1" calcext:value-type="float">
            <text:p>1</text:p>
          </table:table-cell>
          <table:table-cell table:formula="of:=[.G153]" office:value-type="float" office:value="23.28" calcext:value-type="float">
            <text:p>23.28</text:p>
          </table:table-cell>
          <table:table-cell office:value-type="string" calcext:value-type="string">
            <text:p>fs 34</text:p>
          </table:table-cell>
          <table:table-cell office:value-type="string" calcext:value-type="string">
            <text:p>bd-17 6172</text:p>
          </table:table-cell>
          <table:table-cell table:number-columns-repeated="2"/>
          <table:table-cell table:formula="of:=1.464/[.G154]*[.E154]" office:value-type="float" office:value="0.439577319587629" calcext:value-type="float">
            <text:p>0.4395773196</text:p>
          </table:table-cell>
        </table:table-row>
        <table:table-row table:style-name="ro1">
          <table:table-cell table:number-columns-repeated="3"/>
          <table:table-cell table:formula="of:=[.C155]/[.G155]" office:value-type="float" office:value="0" calcext:value-type="float">
            <text:p>0</text:p>
          </table:table-cell>
          <table:table-cell table:number-columns-repeated="2"/>
          <table:table-cell table:formula="of:=[.G154]" office:value-type="float" office:value="23.28" calcext:value-type="float">
            <text:p>23.28</text:p>
          </table:table-cell>
          <table:table-cell table:number-columns-repeated="4"/>
          <table:table-cell table:formula="of:=1.464/[.G155]*[.E1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56]/[.E156]" office:value-type="float" office:value="0.0662251655629139" calcext:value-type="float">
            <text:p>0.0662251656</text:p>
          </table:table-cell>
          <table:table-cell table:formula="of:=[.C156]/[.G156]" office:value-type="float" office:value="0.00284472360665438" calcext:value-type="float">
            <text:p>0.0028447236</text:p>
          </table:table-cell>
          <table:table-cell office:value-type="float" office:value="30.2" calcext:value-type="float">
            <text:p>30.2</text:p>
          </table:table-cell>
          <table:table-cell office:value-type="float" office:value="2" calcext:value-type="float">
            <text:p>2</text:p>
          </table:table-cell>
          <table:table-cell table:formula="of:=[.G155]" office:value-type="float" office:value="23.28" calcext:value-type="float">
            <text:p>23.28</text:p>
          </table:table-cell>
          <table:table-cell office:value-type="string" calcext:value-type="string">
            <text:p>eotienses</text:p>
          </table:table-cell>
          <table:table-cell office:value-type="string" calcext:value-type="string">
            <text:p>wuru</text:p>
          </table:table-cell>
          <table:table-cell table:formula="of:=1.464/[.G156]" office:value-type="float" office:value="0.0628865979381443" calcext:value-type="float">
            <text:p>0.0628865979</text:p>
          </table:table-cell>
          <table:table-cell/>
          <table:table-cell table:formula="of:=1.464/[.G156]*[.E156]" office:value-type="float" office:value="1.89917525773196" calcext:value-type="float">
            <text:p>1.8991752577</text:p>
          </table:table-cell>
        </table:table-row>
        <table:table-row table:style-name="ro1">
          <table:table-cell table:number-columns-repeated="2"/>
          <table:table-cell table:formula="of:=[.F157]/[.E157]" office:value-type="float" office:value="0.0702247191011236" calcext:value-type="float">
            <text:p>0.0702247191</text:p>
          </table:table-cell>
          <table:table-cell table:formula="of:=[.C157]/[.G157]" office:value-type="float" office:value="0.00301652573458435" calcext:value-type="float">
            <text:p>0.0030165257</text:p>
          </table:table-cell>
          <table:table-cell office:value-type="float" office:value="28.48" calcext:value-type="float">
            <text:p>28.48</text:p>
          </table:table-cell>
          <table:table-cell office:value-type="float" office:value="2" calcext:value-type="float">
            <text:p>2</text:p>
          </table:table-cell>
          <table:table-cell table:formula="of:=[.G156]" office:value-type="float" office:value="23.28" calcext:value-type="float">
            <text:p>23.28</text:p>
          </table:table-cell>
          <table:table-cell office:value-type="string" calcext:value-type="string">
            <text:p>lusonda</text:p>
          </table:table-cell>
          <table:table-cell office:value-type="string" calcext:value-type="string">
            <text:p>ww piscis</text:p>
          </table:table-cell>
          <table:table-cell table:number-columns-repeated="2"/>
          <table:table-cell table:formula="of:=1.464/[.G157]*[.E157]" office:value-type="float" office:value="1.79101030927835" calcext:value-type="float">
            <text:p>1.7910103093</text:p>
          </table:table-cell>
        </table:table-row>
        <table:table-row table:style-name="ro1">
          <table:table-cell table:number-columns-repeated="2"/>
          <table:table-cell table:formula="of:=[.F158]/[.E158]" office:value-type="float" office:value="0.0496401092082403" calcext:value-type="float">
            <text:p>0.0496401092</text:p>
          </table:table-cell>
          <table:table-cell table:formula="of:=[.C158]/[.G158]" office:value-type="float" office:value="0.00213230709657389" calcext:value-type="float">
            <text:p>0.0021323071</text:p>
          </table:table-cell>
          <table:table-cell office:value-type="float" office:value="40.29" calcext:value-type="float">
            <text:p>40.29</text:p>
          </table:table-cell>
          <table:table-cell office:value-type="float" office:value="2" calcext:value-type="float">
            <text:p>2</text:p>
          </table:table-cell>
          <table:table-cell table:formula="of:=[.G157]" office:value-type="float" office:value="23.28" calcext:value-type="float">
            <text:p>23.28</text:p>
          </table:table-cell>
          <table:table-cell office:value-type="string" calcext:value-type="string">
            <text:p>bd-17 6172</text:p>
          </table:table-cell>
          <table:table-cell office:value-type="string" calcext:value-type="string">
            <text:p>lhs 3447</text:p>
          </table:table-cell>
          <table:table-cell table:number-columns-repeated="2"/>
          <table:table-cell table:formula="of:=1.464/[.G158]*[.E158]" office:value-type="float" office:value="2.53370103092784" calcext:value-type="float">
            <text:p>2.5337010309</text:p>
          </table:table-cell>
        </table:table-row>
        <table:table-row table:style-name="ro1">
          <table:table-cell table:number-columns-repeated="2"/>
          <table:table-cell table:formula="of:=[.F159]/[.E159]" office:value-type="float" office:value="0.0820344544708778" calcext:value-type="float">
            <text:p>0.0820344545</text:p>
          </table:table-cell>
          <table:table-cell table:formula="of:=[.C159]/[.G159]" office:value-type="float" office:value="0.00352381677280403" calcext:value-type="float">
            <text:p>0.0035238168</text:p>
          </table:table-cell>
          <table:table-cell office:value-type="float" office:value="36.57" calcext:value-type="float">
            <text:p>36.57</text:p>
          </table:table-cell>
          <table:table-cell office:value-type="float" office:value="3" calcext:value-type="float">
            <text:p>3</text:p>
          </table:table-cell>
          <table:table-cell table:formula="of:=[.G158]" office:value-type="float" office:value="23.28" calcext:value-type="float">
            <text:p>23.28</text:p>
          </table:table-cell>
          <table:table-cell office:value-type="string" calcext:value-type="string">
            <text:p>lhs 3447</text:p>
          </table:table-cell>
          <table:table-cell office:value-type="string" calcext:value-type="string">
            <text:p>42 aquilae</text:p>
          </table:table-cell>
          <table:table-cell table:number-columns-repeated="2"/>
          <table:table-cell table:formula="of:=1.464/[.G159]*[.E159]" office:value-type="float" office:value="2.29976288659794" calcext:value-type="float">
            <text:p>2.2997628866</text:p>
          </table:table-cell>
        </table:table-row>
        <table:table-row table:style-name="ro1">
          <table:table-cell table:number-columns-repeated="2"/>
          <table:table-cell table:formula="of:=[.F160]/[.E160]" office:value-type="float" office:value="0.0542225837061136" calcext:value-type="float">
            <text:p>0.0542225837</text:p>
          </table:table-cell>
          <table:table-cell table:formula="of:=[.C160]/[.G160]" office:value-type="float" office:value="0.00232914878462687" calcext:value-type="float">
            <text:p>0.0023291488</text:p>
          </table:table-cell>
          <table:table-cell office:value-type="float" office:value="73.77" calcext:value-type="float">
            <text:p>73.77</text:p>
          </table:table-cell>
          <table:table-cell office:value-type="float" office:value="4" calcext:value-type="float">
            <text:p>4</text:p>
          </table:table-cell>
          <table:table-cell table:formula="of:=[.G159]" office:value-type="float" office:value="23.28" calcext:value-type="float">
            <text:p>23.28</text:p>
          </table:table-cell>
          <table:table-cell office:value-type="string" calcext:value-type="string">
            <text:p>hip 296</text:p>
          </table:table-cell>
          <table:table-cell office:value-type="string" calcext:value-type="string">
            <text:p>ross 209</text:p>
          </table:table-cell>
          <table:table-cell table:number-columns-repeated="2"/>
          <table:table-cell table:formula="of:=1.464/[.G160]*[.E160]" office:value-type="float" office:value="4.63914432989691" calcext:value-type="float">
            <text:p>4.6391443299</text:p>
          </table:table-cell>
        </table:table-row>
        <table:table-row table:style-name="ro1">
          <table:table-cell table:number-columns-repeated="2"/>
          <table:table-cell table:formula="of:=[.F161]/[.E161]" office:value-type="float" office:value="0.0445354947893471" calcext:value-type="float">
            <text:p>0.0445354948</text:p>
          </table:table-cell>
          <table:table-cell table:formula="of:=[.C161]/[.G161]" office:value-type="float" office:value="0.00191303671775546" calcext:value-type="float">
            <text:p>0.0019130367</text:p>
          </table:table-cell>
          <table:table-cell office:value-type="float" office:value="112.27" calcext:value-type="float">
            <text:p>112.27</text:p>
          </table:table-cell>
          <table:table-cell office:value-type="float" office:value="5" calcext:value-type="float">
            <text:p>5</text:p>
          </table:table-cell>
          <table:table-cell table:formula="of:=[.G160]" office:value-type="float" office:value="23.28" calcext:value-type="float">
            <text:p>23.28</text:p>
          </table:table-cell>
          <table:table-cell office:value-type="string" calcext:value-type="string">
            <text:p>wuthielo ku</text:p>
          </table:table-cell>
          <table:table-cell office:value-type="string" calcext:value-type="string">
            <text:p>chapsagaibo</text:p>
          </table:table-cell>
          <table:table-cell table:number-columns-repeated="2"/>
          <table:table-cell table:formula="of:=1.464/[.G161]*[.E161]" office:value-type="float" office:value="7.06027835051546" calcext:value-type="float">
            <text:p>7.0602783505</text:p>
          </table:table-cell>
        </table:table-row>
        <table:table-row table:style-name="ro1">
          <table:table-cell table:number-columns-repeated="6"/>
          <table:table-cell table:formula="of:=[.G161]" office:value-type="float" office:value="23.28" calcext:value-type="float">
            <text:p>23.28</text:p>
          </table:table-cell>
          <table:table-cell table:number-columns-repeated="4"/>
          <table:table-cell table:formula="of:=1.464/[.G162]*[.E1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56:.C161])" office:value-type="float" office:value="0.061147087806436" calcext:value-type="float">
            <text:p>0.0611470878</text:p>
          </table:table-cell>
          <table:table-cell table:formula="of:=AVERAGE([.D156:.D161])" office:value-type="float" office:value="0.00262659311883316" calcext:value-type="float">
            <text:p>0.0026265931</text:p>
          </table:table-cell>
          <table:table-cell table:number-columns-repeated="2"/>
          <table:table-cell table:formula="of:=[.G162]" office:value-type="float" office:value="23.28" calcext:value-type="float">
            <text:p>23.28</text:p>
          </table:table-cell>
          <table:table-cell table:number-columns-repeated="4"/>
          <table:table-cell table:formula="of:=1.464/[.G163]*[.E163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1.464/[.G164]*[.E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jumps to reach destination</text:p>
          </table:table-cell>
          <table:table-cell table:number-columns-repeated="2"/>
          <table:table-cell office:value-type="string" calcext:value-type="string">
            <text:p>hauler A empty</text:p>
          </table:table-cell>
          <table:table-cell table:formula="of:=1.464/[.G165]*[.E16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ps/ly</text:p>
          </table:table-cell>
          <table:table-cell/>
          <table:table-cell office:value-type="string" calcext:value-type="string">
            <text:p>ly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range</text:p>
          </table:table-cell>
          <table:table-cell table:number-columns-repeated="4"/>
          <table:table-cell table:formula="of:=1.464/[.G166]*[.E166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4"/>
          <table:table-cell table:formula="of:=1.464/[.G167]*[.E1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F168]/[.E168]" office:value-type="float" office:value="0.0550539528738163" calcext:value-type="float">
            <text:p>0.0550539529</text:p>
          </table:table-cell>
          <table:table-cell table:formula="of:=[.C168]/[.G168]" office:value-type="float" office:value="0.000556100534078953" calcext:value-type="float">
            <text:p>0.0005561005</text:p>
          </table:table-cell>
          <table:table-cell office:value-type="float" office:value="90.82" calcext:value-type="float">
            <text:p>90.82</text:p>
          </table:table-cell>
          <table:table-cell office:value-type="float" office:value="5" calcext:value-type="float">
            <text:p>5</text:p>
          </table:table-cell>
          <table:table-cell table:formula="of:=[.G167]" office:value-type="float" office:value="99" calcext:value-type="float">
            <text:p>99</text:p>
          </table:table-cell>
          <table:table-cell office:value-type="string" calcext:value-type="string">
            <text:p>can qing</text:p>
          </table:table-cell>
          <table:table-cell office:value-type="string" calcext:value-type="string">
            <text:p>wuthielo ku</text:p>
          </table:table-cell>
          <table:table-cell table:number-columns-repeated="2"/>
          <table:table-cell table:formula="of:=1.464/[.G168]*[.E168]" office:value-type="float" office:value="1.34303515151515" calcext:value-type="float">
            <text:p>1.3430351515</text:p>
          </table:table-cell>
        </table:table-row>
        <table:table-row table:style-name="ro1">
          <table:table-cell table:number-columns-repeated="3"/>
          <table:table-cell table:formula="of:=[.C169]/[.G169]" office:value-type="string" office:string-value="" calcext:value-type="error">
            <text:p>#DIV/0!</text:p>
          </table:table-cell>
          <table:table-cell table:number-columns-repeated="7"/>
          <table:table-cell table:formula="of:=1.464/[.G169]*[.E16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C170]/[.G170]" office:value-type="string" office:string-value="" calcext:value-type="error">
            <text:p>#DIV/0!</text:p>
          </table:table-cell>
          <table:table-cell table:number-columns-repeated="7"/>
          <table:table-cell table:formula="of:=1.464/[.G170]*[.E17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C171]/[.G171]" office:value-type="string" office:string-value="" calcext:value-type="error">
            <text:p>#DIV/0!</text:p>
          </table:table-cell>
          <table:table-cell table:number-columns-repeated="7"/>
          <table:table-cell table:formula="of:=1.464/[.G171]*[.E17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C172]/[.G172]" office:value-type="string" office:string-value="" calcext:value-type="error">
            <text:p>#DIV/0!</text:p>
          </table:table-cell>
          <table:table-cell table:number-columns-repeated="7"/>
          <table:table-cell table:formula="of:=1.464/[.G172]*[.E17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C173]/[.G173]" office:value-type="string" office:string-value="" calcext:value-type="error">
            <text:p>#DIV/0!</text:p>
          </table:table-cell>
          <table:table-cell table:number-columns-repeated="7"/>
          <table:table-cell table:formula="of:=1.464/[.G173]*[.E17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[.C174]/[.G174]" office:value-type="string" office:string-value="" calcext:value-type="error">
            <text:p>#DIV/0!</text:p>
          </table:table-cell>
          <table:table-cell table:number-columns-repeated="7"/>
          <table:table-cell table:formula="of:=1.464/[.G174]*[.E17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75]*[.E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avg:</text:p>
          </table:table-cell>
          <table:table-cell table:formula="of:=AVERAGE([.C168:.C175])" office:value-type="float" office:value="0.0550539528738163" calcext:value-type="float">
            <text:p>0.0550539529</text:p>
          </table:table-cell>
          <table:table-cell table:formula="of:=AVERAGE([.D168:.D174])" office:value-type="string" office:string-value="" calcext:value-type="error">
            <text:p>#DIV/0!</text:p>
          </table:table-cell>
          <table:table-cell table:number-columns-repeated="7"/>
          <table:table-cell table:formula="of:=1.464/[.G176]*[.E17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77]*[.E17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78]*[.E17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79]*[.E17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0]*[.E18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1]*[.E18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2]*[.E18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1.464/[.G183]*[.E183]" office:value-type="string" office:string-value="" calcext:value-type="error">
            <text:p>#DIV/0!</text:p>
          </table:table-cell>
        </table:table-row>
        <table:table-row table:style-name="ro1" table:number-rows-repeated="104839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54:Sheet1.AMH16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23:57:00.782000000</meta:creation-date>
    <dc:date>2015-05-24T17:58:23.349000000</dc:date>
    <meta:editing-duration>PT17H14M55S</meta:editing-duration>
    <meta:editing-cycles>10</meta:editing-cycles>
    <meta:generator>LibreOffice/4.2.8.2$Windows_x86 LibreOffice_project/48d50dbfc06349262c9d50868e5c1f630a573ebd</meta:generator>
    <meta:document-statistic meta:table-count="1" meta:cell-count="672" meta:object-count="0"/>
  </office:meta>
</office:document-meta>
</file>